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fe675" officeooo:paragraph-rsid="000fe675"/>
    </style:style>
    <style:style style:name="P2" style:family="paragraph" style:parent-style-name="Heading_20_1">
      <style:text-properties fo:language="en" fo:country="US" style:text-underline-style="non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L9"/>
    <style:style style:name="P5" style:family="paragraph" style:parent-style-name="Text_20_body" style:list-style-name="L9">
      <style:text-properties officeooo:paragraph-rsid="000d00dd"/>
    </style:style>
    <style:style style:name="P6" style:family="paragraph" style:parent-style-name="Text_20_body" style:list-style-name="L10"/>
    <style:style style:name="P7" style:family="paragraph" style:parent-style-name="Text_20_body" style:list-style-name="L11"/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4"/>
    <style:style style:name="P11" style:family="paragraph" style:parent-style-name="Text_20_body" style:list-style-name="L15"/>
    <style:style style:name="P12" style:family="paragraph" style:parent-style-name="Text_20_body" style:list-style-name="L16"/>
    <style:style style:name="P13" style:family="paragraph" style:parent-style-name="Text_20_body">
      <style:text-properties officeooo:rsid="000d00dd" officeooo:paragraph-rsid="000d00dd"/>
    </style:style>
    <style:style style:name="P14" style:family="paragraph" style:parent-style-name="Text_20_body" style:list-style-name="L13">
      <style:text-properties officeooo:rsid="00113e05" officeooo:paragraph-rsid="00113e05"/>
    </style:style>
    <style:style style:name="P15" style:family="paragraph" style:parent-style-name="Text_20_body" style:list-style-name="L15">
      <style:text-properties officeooo:rsid="00113e05" officeooo:paragraph-rsid="00113e05"/>
    </style:style>
    <style:style style:name="P16" style:family="paragraph" style:parent-style-name="Text_20_body" style:list-style-name="L17"/>
    <style:style style:name="P17" style:family="paragraph" style:parent-style-name="Text_20_body" style:list-style-name="L18"/>
    <style:style style:name="P18" style:family="paragraph" style:parent-style-name="Text_20_body" style:list-style-name="L19"/>
    <style:style style:name="P19" style:family="paragraph" style:parent-style-name="Text_20_body" style:list-style-name="L20"/>
    <style:style style:name="P20" style:family="paragraph" style:parent-style-name="Text_20_body" style:list-style-name="L21"/>
    <style:style style:name="P21" style:family="paragraph" style:parent-style-name="Text_20_body" style:list-style-name="L22"/>
    <style:style style:name="P22" style:family="paragraph" style:parent-style-name="Text_20_body" style:list-style-name="L23"/>
    <style:style style:name="P23" style:family="paragraph" style:parent-style-name="Text_20_body" style:list-style-name="L24"/>
    <style:style style:name="T1" style:family="text">
      <style:text-properties officeooo:rsid="000d00dd"/>
    </style:style>
    <style:style style:name="T2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000000" loext:opacity="100%" style:font-name="Droid Sans Mono" fo:font-size="10.5pt" fo:font-weight="normal" officeooo:rsid="000e1f6d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officeooo:rsid="000fe675"/>
    </style:style>
    <style:style style:name="T6" style:family="text">
      <style:text-properties officeooo:rsid="0013029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ation for Acceleration Data Analysis Scripts</text:h>
      <text:h text:style-name="Heading_20_2" text:outline-level="2"/>
      <text:h text:style-name="Heading_20_2" text:outline-level="2">1. Excel Summary Creation Script</text:h>
      <text:h text:style-name="Heading_20_3" text:outline-level="3">Purpose</text:h>
      <text:p text:style-name="Text_20_body">This script takes acceleration data from a CSV file and information from an Excel sheet to create a summary Excel file with personal data (gender, age, weight, height) and the mean, min, and max of acceleration during different activities</text:p>
      <text:h text:style-name="Heading_20_3" text:outline-level="3">Key Features</text:h>
      <text:list text:style-name="L17">
        <text:list-item>
          <text:p text:style-name="P16">Calculates statistics (mean, min, max) for defined time intervals of each activity with special treatment for specific activities (treadmill, incremental bike)</text:p>
        </text:list-item>
        <text:list-item>
          <text:p text:style-name="P16">Returns different messages for each type of error</text:p>
          <text:list>
            <text:list-item>
              <text:p text:style-name="P16">⛔️ Unknown time format: if an activity is not registered, the program returns None for this cell and continues processing</text:p>
            </text:list-item>
            <text:list-item>
              <text:p text:style-name="P16">⛔️ Error processing: the participant is not usable because some information is missing in the Excel file, so the program skips this user and continues processing</text:p>
            </text:list-item>
          </text:list>
        </text:list-item>
      </text:list>
      <text:h text:style-name="Heading_20_3" text:outline-level="3">Inputs</text:h>
      <text:list text:style-name="L18">
        <text:list-item>
          <text:p text:style-name="P17">CSV and Excel files containing participant data and accelerometer readings</text:p>
        </text:list-item>
      </text:list>
      <text:h text:style-name="Heading_20_3" text:outline-level="3">Outputs</text:h>
      <text:list text:style-name="L19">
        <text:list-item>
          <text:p text:style-name="P18">An Excel file that groups all summarized information</text:p>
        </text:list-item>
      </text:list>
      <text:h text:style-name="Heading_20_3" text:outline-level="3">Usage</text:h>
      <text:list text:style-name="L20">
        <text:list-item>
          <text:p text:style-name="P19">Run the script to generate the summary Excel file for further analysis</text:p>
        </text:list-item>
      </text:list>
      <text:h text:style-name="Heading_20_2" text:outline-level="2"/>
      <text:p text:style-name="Text_20_body"/>
      <text:h text:style-name="Heading_20_2" text:outline-level="2"><text:soft-page-break/>2. Interactive Plotting Script</text:h>
      <text:h text:style-name="Heading_20_3" text:outline-level="3">Purpose</text:h>
      <text:p text:style-name="Text_20_body">This script plots boxplots using data from the Excel file based on parameters entered by the user (statistic to display, activity to analyze, classification criterion)</text:p>
      <text:h text:style-name="Heading_20_3" text:outline-level="3">Key Features</text:h>
      <text:list text:style-name="L21">
        <text:list-item>
          <text:p text:style-name="P20">Converts demographic numerical data into grouped categories (e.g., age ranges, height ranges)</text:p>
        </text:list-item>
        <text:list-item>
          <text:p text:style-name="P20">Generates boxplots with color-coded groups for easy comparison</text:p>
        </text:list-item>
        <text:list-item>
          <text:p text:style-name="P20">The user can choose which activity to plot with which classification and which statistic (all combinations are available)</text:p>
        </text:list-item>
        <text:list-item>
          <text:p text:style-name="P20">The program runs faster thanks to the summary file created by the first script</text:p>
        </text:list-item>
      </text:list>
      <text:h text:style-name="Heading_20_3" text:outline-level="3">Inputs</text:h>
      <text:list text:style-name="L22">
        <text:list-item>
          <text:p text:style-name="P21">The summary Excel file generated by the first script</text:p>
        </text:list-item>
        <text:list-item>
          <text:p text:style-name="P21">User inputs via console prompts:</text:p>
          <text:list>
            <text:list-item>
              <text:p text:style-name="P21">Statistic choice (mean, min, max)</text:p>
            </text:list-item>
            <text:list-item>
              <text:p text:style-name="P21">One or more activities to plot</text:p>
            </text:list-item>
            <text:list-item>
              <text:p text:style-name="P21">Classification criterion (age group, gender, height group, weight group, or none)</text:p>
            </text:list-item>
          </text:list>
        </text:list-item>
      </text:list>
      <text:h text:style-name="Heading_20_3" text:outline-level="3">Outputs</text:h>
      <text:list text:style-name="L23">
        <text:list-item>
          <text:p text:style-name="P22">Boxplots visualizing the selected acceleration statistics per activity</text:p>
        </text:list-item>
        <text:list-item>
          <text:p text:style-name="P22">Grouped boxplots by demographic categories if selected</text:p>
        </text:list-item>
        <text:list-item>
          <text:p text:style-name="P22">For the treadmill activity all different speeds are plotted in a single chart, same for the incremental bike with its different phases</text:p>
        </text:list-item>
      </text:list>
      <text:h text:style-name="Heading_20_3" text:outline-level="3">Usage</text:h>
      <text:list text:style-name="L24">
        <text:list-item>
          <text:p text:style-name="P23">Follow the console prompts to select the statistic, activities, and grouping</text:p>
        </text:list-item>
        <text:list-item>
          <text:p text:style-name="P23">Visualize the generated plots for data exploration and comparison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e675" officeooo:paragraph-rsid="000fe675"/>
    </style:style>
    <style:style style:name="MT1" style:family="text">
      <style:text-properties officeooo:rsid="001302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than <text:span text:style-name="MT1">Jeanneau </text:span>&amp; Sam <text:span text:style-name="MT1">Lero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1:12:38.211995738</meta:creation-date>
    <dc:date>2025-07-18T11:49:38.860048035</dc:date>
    <meta:editing-duration>PT13M1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367" meta:character-count="2305" meta:non-whitespace-character-count="1996"/>
  </office:meta>
</office:document-meta>
</file>